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KonuBaşlığı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Textbody" style:family="paragraph">
      <style:paragraph-properties fo:text-align="justify"/>
    </style:style>
    <style:style style:name="T3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4" style:parent-style-name="VarsayılanParagrafYazıTipi" style:family="text">
      <style:text-properties fo:font-size="15pt" style:font-size-asian="15pt" style:font-size-complex="15pt"/>
    </style:style>
    <style:style style:name="P5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P6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TableColumn8" style:family="table-column">
      <style:table-column-properties style:column-width="6.925in" style:use-optimal-column-width="false"/>
    </style:style>
    <style:style style:name="Table7" style:family="table">
      <style:table-properties style:width="6.925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justify"/>
    </style:style>
    <style:style style:name="T12" style:parent-style-name="VarsayılanParagrafYazıTipi" style:family="text">
      <style:text-properties fo:font-size="15pt" style:font-size-asian="15pt" style:font-size-complex="15pt"/>
    </style:style>
    <style:style style:name="T13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14" style:parent-style-name="VarsayılanParagrafYazıTipi" style:family="text">
      <style:text-properties fo:font-size="15pt" style:font-size-asian="15pt" style:font-size-complex="15pt"/>
    </style:style>
    <style:style style:name="P15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6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TableColumn18" style:family="table-column">
      <style:table-column-properties style:column-width="6.925in" style:use-optimal-column-width="false"/>
    </style:style>
    <style:style style:name="Table17" style:family="table">
      <style:table-properties style:width="6.92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1" style:parent-style-name="VarsayılanParagrafYazıTipi" style:family="text">
      <style:text-properties fo:font-size="15pt" style:font-size-asian="15pt" style:font-size-complex="15pt"/>
    </style:style>
    <style:style style:name="T22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23" style:parent-style-name="VarsayılanParagrafYazıTipi" style:family="text">
      <style:text-properties fo:font-size="15pt" style:font-size-asian="15pt" style:font-size-complex="15pt"/>
    </style:style>
    <style:style style:name="P24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25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26" style:parent-style-name="Textbody" style:family="paragraph">
      <style:paragraph-properties fo:text-align="justify"/>
    </style:style>
    <style:style style:name="T27" style:parent-style-name="VarsayılanParagrafYazıTipi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28" style:parent-style-name="VarsayılanParagrafYazıTipi" style:family="text">
      <style:text-properties fo:font-size="15pt" style:font-size-asian="15pt" style:font-size-complex="15pt"/>
    </style:style>
    <style:style style:name="P29" style:parent-style-name="Textbody" style:family="paragraph">
      <style:paragraph-properties fo:text-align="justify"/>
    </style:style>
    <style:style style:name="T30" style:parent-style-name="VarsayılanParagrafYazıTipi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31" style:parent-style-name="VarsayılanParagrafYazıTipi" style:family="text">
      <style:text-properties fo:font-size="15pt" style:font-size-asian="15pt" style:font-size-complex="15pt"/>
    </style:style>
    <style:style style:name="P32" style:parent-style-name="Textbody" style:family="paragraph">
      <style:paragraph-properties fo:text-align="justify"/>
    </style:style>
    <style:style style:name="T33" style:parent-style-name="VarsayılanParagrafYazıTipi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34" style:parent-style-name="VarsayılanParagrafYazıTipi" style:family="text">
      <style:text-properties fo:font-size="15pt" style:font-size-asian="15pt" style:font-size-complex="15pt"/>
    </style:style>
  </office:automatic-styles>
  <office:body>
    <office:text text:use-soft-page-breaks="true">
      <text:p text:style-name="P1">Multiple Inheritance</text:p>
      <text:p text:style-name="P2"><text:span text:style-name="T3">uml_diagram.pdf</text:span><text:span text:style-name="T4"><text:s/>dosyasında UML diagramı verilen sınıfları ve main.cpp için verilen kodu yazıp çalıştırınız.</text:span></text:p>
      <text:p text:style-name="P5"/>
      <text:p text:style-name="P6">Main Fonksiyon Kodu:</text:p>
      <table:table table:style-name="Table7">
        <table:table-columns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Main fonksiyon için gerekli kod<text:s/></text:span><text:span text:style-name="T13">main.png</text:span><text:span text:style-name="T14"><text:s/>dosyasında verilmiştir.</text:span></text:p>
          </table:table-cell>
        </table:table-row>
      </table:table>
      <text:p text:style-name="P15"/>
      <text:p text:style-name="P16">Örnek Ekran Çıktısı:</text:p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TableContents"><text:span text:style-name="T21">Örnek ekran çıktısı<text:s/></text:span><text:span text:style-name="T22">cikti.txt</text:span><text:span text:style-name="T23"><text:s/>dosyasında verilmiştir.</text:span></text:p>
          </table:table-cell>
        </table:table-row>
      </table:table>
      <text:p text:style-name="P24"/>
      <text:p text:style-name="P25">Hastane sınıfı için açıklamalar:</text:p>
      <text:list text:style-name="LFO1" text:continue-numbering="true">
        <text:list-item>
          <text:p text:style-name="P26"><text:span text:style-name="T27">calistir:</text:span><text:span text:style-name="T28"><text:s/>bir döngü içerisinde önce menüyü ekrana yazar sonra kullanıcıdan işlem seçmesini ister ve seçilen işleme göre işlem yaptırır.</text:span></text:p>
        </text:list-item>
        <text:list-item>
          <text:p text:style-name="P29"><text:span text:style-name="T30">menuYaz:</text:span><text:span text:style-name="T31"><text:s/>menüyü ekrana yazar.</text:span></text:p>
        </text:list-item>
        <text:list-item>
          <text:p text:style-name="P32"><text:span text:style-name="T33">basHekimAta:</text:span><text:span text:style-name="T34"><text:s/>hastanenin başhekim bilgilerini kullanıcıdan alır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Başlık1" style:display-name="Başlı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Başlık2" style:display-name="Başlık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Başlık3" style:display-name="Başlık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KonuBaşlığı" style:display-name="Konu Başlığı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Altyazı" style:display-name="Altyazı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ResimYazısı">
      <style:text-properties fo:hyphenate="false"/>
    </style:style>
    <style:style style:name="ÜstBilgi" style:display-name="Üst Bilgi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AltBilgi" style:display-name="Alt Bilgi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AltBilgiChar" style:display-name="Alt Bilgi Char" style:family="text" style:parent-style-name="VarsayılanParagrafYazıTipi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urak </meta:initial-creator>
    <dc:creator>selim yavru</dc:creator>
    <meta:creation-date>2014-09-10T15:23:00Z</meta:creation-date>
    <dc:date>2018-06-10T11:25:00Z</dc:date>
    <meta:template xlink:href="Normal.dotm" xlink:type="simple"/>
    <meta:editing-cycles>106</meta:editing-cycles>
    <meta:editing-duration>PT18720S</meta:editing-duration>
    <meta:document-statistic meta:page-count="1" meta:paragraph-count="1" meta:word-count="83" meta:character-count="557" meta:row-count="3" meta:non-whitespace-character-count="475"/>
  </office:meta>
</office:document-meta>
</file>